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12C320253B7E71E39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1.0602in" svg:y="0.761in" svg:width="4.7409in" svg:height="4.7409in" draw:z-index="0"><draw:image xlink:href="Pictures/100002010000012C0000012C320253B7E71E39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CH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CH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15T20:48:00Z</meta:creation-date>
    <dc:date>2022-05-29T13:27:29.571270515</dc:date>
    <meta:print-date>2022-04-17T09:36:00Z</meta:print-date>
    <meta:editing-cycles>4</meta:editing-cycles>
    <meta:editing-duration>PT31M24S</meta:editing-duration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" xlink:href="Normal"/>
  </office:meta>
</office:document-meta>
</file>